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.117">
            <text:p>99.11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2gbkesm">https://www.geogebra.org/geometry/n2gbkesm</text:a></text:p>
          </table:table-cell>
          <table:table-cell/>
          <table:table-cell table:style-name="ce1" office:value-type="string">
            <text:p>Key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9.139">
            <text:p>99.13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gqncwvc3">https://www.geogebra.org/geometry/gqncwvc3</text:a></text:p>
          </table:table-cell>
          <table:table-cell/>
          <table:table-cell table:style-name="ce2" office:value-type="string">
            <text:p>~ = Contest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2" office:value-type="float" office:value="13">
            <text:p>13</text:p>
          </table:table-cell>
          <table:table-cell office:value-type="float" office:value="99.253">
            <text:p>99.25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dvnhfe3u">https://www.geogebra.org/geometry/dvnhfe3u</text:a></text:p>
          </table:table-cell>
          <table:table-cell/>
          <table:table-cell table:style-name="ce2" office:value-type="string">
            <text:p>@ = Too Simple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9.356">
            <text:p>99.35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mgpgm6gk">https://www.geogebra.org/geometry/mgpgm6gk</text:a></text:p>
          </table:table-cell>
          <table:table-cell/>
          <table:table-cell table:style-name="ce2" office:value-type="string">
            <text:p>µ = Micro Scale Edit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99.563">
            <text:p>99.56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pfzqcwgu">https://www.geogebra.org/geometry/pfzqcwgu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9.703">
            <text:p>99.70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dxrt3svk">https://www.geogebra.org/geometry/dxrt3svk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99.816">
            <text:p>99.81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jb6rgjfa">https://www.geogebra.org/geometry/jb6rgjfa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Srinivasa Ramanuja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f9sfp9mg">https://www.geogebra.org/geometry/f9sfp9mg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99.929">
            <text:p>99.92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w4nggwg">https://www.geogebra.org/geometry/aw4nggwg</text:a>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9.644">
            <text:p>99.644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p2ast9yw">https://www.geogebra.org/geometry/p2ast9yw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9.253">
            <text:p>99.25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nbgnhsq">https://www.geogebra.org/geometry/anbgnhsq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99.164">
            <text:p>99.164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jpnpmwa">https://www.geogebra.org/geometry/ajpnpmwa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9.009">
            <text:p>99.00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sjdede5r">https://www.geogebra.org/geometry/sjdede5r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2">
          <table:table-cell office:value-type="string">
            <text:p>@ ~ Edward James Gordon</text:p>
          </table:table-cell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5.492">
            <text:p>95.492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jyyqe7rj">https://www.geogebra.org/geometry/jyyqe7rj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0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0:05:55.97</dc:date>
    <meta:editing-duration>PT2H15M7S</meta:editing-duration>
    <meta:editing-cycles>42</meta:editing-cycles>
    <meta:generator>OpenOffice/4.1.14$Win32 OpenOffice.org_project/4114m1$Build-9811</meta:generator>
    <meta:document-statistic meta:table-count="3" meta:cell-count="205" meta:object-count="0"/>
  </office:meta>
</office:document-meta>
</file>